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513974" text:style-name="L1">
        <text:list-item>
          <text:p text:style-name="P1">En tant qu'utilisateur, connaître sa position dans la station (géolocalisation) :</text:p>
          <text:list>
            <text:list-item>
              <text:p text:style-name="P1">données : récupérer les coordonnées de l'utilisateur.</text:p>
            </text:list-item>
            <text:list-item>
              <text:p text:style-name="P1">opérations : Synchroniser avec google map.</text:p>
            </text:list-item>
            <text:list-item>
              <text:p text:style-name="P1">IHM : afficher sa position.</text:p>
              <text:p text:style-name="P1"/>
            </text:list-item>
          </text:list>
        </text:list-item>
        <text:list-item>
          <text:p text:style-name="P1">Indiquer un itinéraire vers une station.</text:p>
          <text:list>
            <text:list-item>
              <text:p text:style-name="P1">Données : station désirée par l'utilisateur ainsi que ses coordonnées</text:p>
            </text:list-item>
            <text:list-item>
              <text:p text:style-name="P1">opérations : Calculer la distance à la station la plus proche, puis calcul d'un itinéraire jusqu'à la station destination</text:p>
            </text:list-item>
            <text:list-item>
              <text:p text:style-name="P1">IHM : afficher l'itinéraire, le temps, les changements de lignes, les stations à emprunter.</text:p>
              <text:p text:style-name="P1"/>
            </text:list-item>
          </text:list>
        </text:list-item>
        <text:list-item>
          <text:p text:style-name="P1">Itinéraire le plus rapide possible.</text:p>
          <text:list>
            <text:list-item>
              <text:p text:style-name="P1">Données : les coordonnées de l'utilisateur</text:p>
            </text:list-item>
            <text:list-item>
              <text:p text:style-name="P1">Opérations : déterminer la station la plus proche, puis calculer l'itinéraire le plus rapide parmi les itinéraires trouvés.</text:p>
            </text:list-item>
            <text:list-item>
              <text:p text:style-name="P1">IHM : afficher l'itinéraire, le temps, les changements de lignes, les stations à emprunter.</text:p>
            </text:list-item>
          </text:list>
          <text:p text:style-name="P1"/>
        </text:list-item>
        <text:list-item>
          <text:p text:style-name="P1">Avec le moins de changements de lignes.</text:p>
          <text:list>
            <text:list-item>
              <text:p text:style-name="P1">Données : les coordonnées de l'utilisateur.</text:p>
            </text:list-item>
            <text:list-item>
              <text:p text:style-name="P1">Opérations : déterminer la station la plus proche, calcul et sélection des itinéraires possibles avec le moins de changements de lignes.</text:p>
            </text:list-item>
            <text:list-item>
              <text:p text:style-name="P1">IHM : Affichage des itinéraires et des temps de trajet estimés</text:p>
            </text:list-item>
          </text:list>
        </text:list-item>
      </text:list>
      <text:p text:style-name="Standard"/>
      <text:list xml:id="list31142999" text:continue-numbering="true" text:style-name="L1">
        <text:list-item>
          <text:p text:style-name="P1">En passant par certains points:</text:p>
          <text:list>
            <text:list-item>
              <text:p text:style-name="P1">données : coordonnées de l'utilisateur, et les stations à traverser; préciser un éventuel ordre pour traverser ces stations.</text:p>
            </text:list-item>
            <text:list-item>
              <text:p text:style-name="P1">opérations : calcul des itinéraires incluant un passage dans toutes les stations demandées.</text:p>
            </text:list-item>
            <text:list-item>
              <text:p text:style-name="P1">IHM : affichage de l'itinéraire le plus rapide selon l'ordre choisi, ou affichage d'itinéraires passant par toutes les stations demandées.</text:p>
              <text:p text:style-name="P1"/>
            </text:list-item>
          </text:list>
        </text:list-item>
        <text:list-item>
          <text:p text:style-name="P1">Connaître les stations les plus proches.</text:p>
          <text:list>
            <text:list-item>
              <text:p text:style-name="P1">Données : les coordonnées de l'utilisateur.</text:p>
            </text:list-item>
            <text:list-item>
              <text:p text:style-name="P1">Opérations : calcul des stations les plus proches</text:p>
            </text:list-item>
            <text:list-item>
              <text:p text:style-name="P1">IHM : affichage des stations sur google map.</text:p>
              <text:p text:style-name="P1"/>
            </text:list-item>
          </text:list>
        </text:list-item>
        <text:list-item>
          <text:p text:style-name="P1">Savoir s'il y a un incident sur une ligne que je veux emprunter.</text:p>
          <text:list>
            <text:list-item>
              <text:p text:style-name="P1">Données : station choisie par l'utilisateur </text:p>
            </text:list-item>
            <text:list-item>
              <text:p text:style-name="P1">opérations : consulter l'état de la ligne</text:p>
            </text:list-item>
            <text:list-item>
              <text:p text:style-name="P1">IHM : afficher l'état de la ligne.</text:p>
              <text:p text:style-name="P1"/>
            </text:list-item>
          </text:list>
        </text:list-item>
        <text:list-item>
          <text:p text:style-name="P1">(connaître l'heure d'arrivée d'un métro, si l'utilisateur n'est pas dans ce métro</text:p>
          <text:list>
            <text:list-item>
              <text:p text:style-name="P1">données : coordonnées de l'utilisateur, métro souhaité </text:p>
            </text:list-item>
            <text:list-item>
              <text:p text:style-name="P1">opérations : récupérer la prochaine heure de départ à la station de métro la plus proche.</text:p>
            </text:list-item>
            <text:list-item>
              <text:p text:style-name="P1">IHM : affichage de l'heure de départ de ce prochain métro)</text:p>
              <text:p text:style-name="P1"/>
            </text:list-item>
          </text:list>
        </text:list-item>
        <text:list-item>
          <text:p text:style-name="P1">(connaître l'heure d'arrivée d'un métro à une station donnée si l'utilisateur est dans ce métro</text:p>
          <text:list>
            <text:list-item>
              <text:p text:style-name="P1">données : Récupérer le métro courant, et la station désirée</text:p>
            </text:list-item>
            <text:list-item>
              <text:p text:style-name="P1">Opérations : calcul de l'arrivée à cette station</text:p>
            </text:list-item>
            <text:list-item>
              <text:p text:style-name="P1">IHM : affichage de l'heure d'arrivée.)</text:p>
            </text:list-item>
          </text:list>
        </text:list-item>
        <text:list-item>
          <text:p text:style-name="P1"><text:soft-page-break/>(Connaître l'heure du dernier métro à une station.</text:p>
          <text:list>
            <text:list-item>
              <text:p text:style-name="P1">Données : Récupérer la station et la ligne désirées</text:p>
            </text:list-item>
            <text:list-item>
              <text:p text:style-name="P1">opérations : recherche de l'heure de passage du dernier métro concernant la ligne demandée.</text:p>
            </text:list-item>
            <text:list-item>
              <text:p text:style-name="P1">IHM : affichage de l'heure de passage.)</text:p>
            </text:list-item>
          </text:list>
        </text:list-item>
      </text:list>
      <text:p text:style-name="Standard"/>
      <text:p text:style-name="Standard"/>
      <text:list xml:id="list31147361" text:continue-numbering="true" text:style-name="L1">
        <text:list-item>
          <text:p text:style-name="P1">Savoir s'il y a un incident sur une des stations que je veux emprunter.</text:p>
          <text:list>
            <text:list-item>
              <text:p text:style-name="P1">Données : station choisie par l'utilisateur </text:p>
            </text:list-item>
            <text:list-item>
              <text:p text:style-name="P1">opérations : consulter l'état des stations</text:p>
            </text:list-item>
            <text:list-item>
              <text:p text:style-name="P1">IHM : afficher l'état des stations</text:p>
            </text:list-item>
          </text:list>
        </text:list-item>
      </text:list>
      <text:p text:style-name="Standard"/>
      <text:list xml:id="list30729172" text:style-name="L2">
        <text:list-item>
          <text:p text:style-name="P2">Savoir le temps de trajet entre 2 stations choisies</text:p>
          <text:list>
            <text:list-item>
              <text:p text:style-name="P2">Données : 2 stations choisie par l'utilisateur </text:p>
            </text:list-item>
            <text:list-item>
              <text:p text:style-name="P2">opérations : calcul du temps de trajet</text:p>
            </text:list-item>
            <text:list-item>
              <text:p text:style-name="P2">IHM : afficher le temps calculé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4M18S</meta:editing-duration>
    <meta:editing-cycles>30</meta:editing-cycles>
    <meta:generator>LibreOffice/3.5$Windows_x86 LibreOffice_project/281b639-6baa1d3-ef66a77-d866f25-f36d45f</meta:generator>
    <dc:date>2012-04-27T11:01:24.23</dc:date>
    <meta:document-statistic meta:table-count="0" meta:image-count="0" meta:object-count="0" meta:page-count="2" meta:paragraph-count="48" meta:word-count="515" meta:character-count="2998" meta:non-whitespace-character-count="2575"/>
    <meta:user-defined meta:name="Info 1"/>
    <meta:user-defined meta:name="Info 2"/>
    <meta:user-defined meta:name="Info 3"/>
    <meta:user-defined meta:name="Info 4"/>
  </office:meta>
</office:document-meta>
</file>